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69d" officeooo:paragraph-rsid="0004969d"/>
    </style:style>
    <style:style style:name="P2" style:family="paragraph" style:parent-style-name="Standard">
      <style:text-properties officeooo:rsid="000748cd" officeooo:paragraph-rsid="000748cd"/>
    </style:style>
    <style:style style:name="T1" style:family="text">
      <style:text-properties officeooo:rsid="0003c39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4ca0" style:font-weight-asian="bold" style:font-weight-complex="bold"/>
    </style:style>
    <style:style style:name="T6" style:family="text">
      <style:text-properties officeooo:rsid="00054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e: 4/1/2021 <text:s text:c="10"/>*Computer Architector*</text:p>
      <text:p text:style-name="Standard"/>
      <text:p text:style-name="Standard"/>
      <text:p text:style-name="Standard">Lesson X86 Microprocessor Architector( CPU architecture)</text:p>
      <text:p text:style-name="Standard"/>
      <text:p text:style-name="Standard">* Intel 8086 Architecture</text:p>
      <text:p text:style-name="Standard">+ តួនាទី</text:p>
      <text:p text:style-name="Standard">- BIU = មាន instruction Queue and Segment Rgisters ដែលផ្ទុក Instruction Queue ក្នុងCode</text:p>
      <text:p text:style-name="Standard"/>
      <text:p text:style-name="Standard">* Assembly language</text:p>
      <text:p text:style-name="Standard">- ជាភាសាកំរិតទាបដោយប្រើ "Instruction, Register, Method" សរសេរវាដើម្បើដំណើរការផ្នែករឹង(Drive, Owner OS, Hardware)។</text:p>
      <text:p text:style-name="Standard"/>
      <text:p text:style-name="Standard">-----------------------------------------------------</text:p>
      <text:p text:style-name="Standard"/>
      <text:p text:style-name="Standard">Date: 5/1/2021</text:p>
      <text:p text:style-name="Standard"/>
      <text:p text:style-name="Standard">Teacher ask:</text:p>
      <text:p text:style-name="Standard">Computer is a electronic tools for input output retrieve execute and emit data</text:p>
      <text:p text:style-name="Standard"/>
      <text:p text:style-name="Standard">Computer architecture គឺជាសំណុំ និងវិធីសាស្រ្ត ពិពណនានៃTools អោយស្គាល់ឈ្មោះនិងអនុវត្តដំណើរការធ្វើអ្វី១</text:p>
      <text:p text:style-name="Standard">---------------------------------X--------------------------------</text:p>
      <text:p text:style-name="Standard"/>
      <text:p text:style-name="Standard">Continues: 5/1/2021</text:p>
      <text:p text:style-name="Standard"/>
      <text:p text:style-name="Standard"/>
      <text:p text:style-name="Standard">1.1.2 Base register</text:p>
      <text:p text:style-name="Standard"/>
      <text:p text:style-name="Standard">BX = 16bits, BH=8bits and BL = 8bits</text:p>
      <text:p text:style-name="Standard"/>
      <text:p text:style-name="Standard">-----</text:p>
      <text:p text:style-name="Standard"/>
      <text:p text:style-name="Standard">2.Instruction ជាពាក្យបញ្ជាប្រាប់CPUធ្វើអ្វី១</text:p>
      <text:p text:style-name="Standard"/>
      <text:p text:style-name="Standard">CL AL = 1bytes</text:p>
      <text:p text:style-name="Standard">CL in CX, AL in AX</text:p>
      <text:p text:style-name="Standard"/>
      <text:p text:style-name="Standard">CL = តំលៃ AL <text:span text:style-name="T6">ដែលមានទំហំ </text:span><text:span text:style-name="T5">2Bytes</text:span></text:p>
      <text:p text:style-name="Standard"/>
      <text:p text:style-name="Standard">mov ax, 1234h = អោយតំលៃax ស្មើ1234h</text:p>
      <text:p text:style-name="Standard"/>
      <text:p text:style-name="Standard">ធ្វើប<text:span text:style-name="T1">្រ</text:span>មាណវិធី:</text:p>
      <text:p text:style-name="Standard">-add ax, dx</text:p>
      <text:p text:style-name="Standard"/>
      <text:p text:style-name="P2">Note: Register have ax bx cx dx</text:p>
      <text:p text:style-name="Standard"/>
      <text:p text:style-name="P1"><text:span text:style-name="T3">Teacher ask</text:span><text:line-break/>Hexa decemal ជាប្រើព័ន្ធដែលមានលេខ<text:span text:style-name="T4">0-F</text:span></text:p>
      <text:p text:style-name="Standard"/>
      <text:p text:style-name="Standard"><text:soft-page-break/>----------------------------------------------------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05T10:47:56.883773175</dc:date>
    <meta:editing-duration>PT7M34S</meta:editing-duration>
    <meta:editing-cycles>4</meta:editing-cycles>
    <meta:document-statistic meta:table-count="0" meta:image-count="0" meta:object-count="0" meta:page-count="2" meta:paragraph-count="28" meta:word-count="122" meta:character-count="961" meta:non-whitespace-character-count="856"/>
  </office:meta>
</office:document-meta>
</file>